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4d111" officeooo:paragraph-rsid="0014d111"/>
    </style:style>
    <style:style style:name="P2" style:family="paragraph" style:parent-style-name="Standard">
      <style:paragraph-properties fo:text-align="start" style:justify-single-word="false"/>
      <style:text-properties officeooo:rsid="0014d111" officeooo:paragraph-rsid="0014d111"/>
    </style:style>
    <style:style style:name="P3" style:family="paragraph" style:parent-style-name="Standard">
      <style:text-properties officeooo:paragraph-rsid="0014d111"/>
    </style:style>
    <style:style style:name="T1" style:family="text">
      <style:text-properties officeooo:rsid="0014d1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nuary 2020 CSE 322 Offline Network Layer</text:p>
      <text:p text:style-name="P1">Report on <text:s/></text:p>
      <text:p text:style-name="P1">Distance Vector Routing</text:p>
      <text:p text:style-name="P1"/>
      <text:p text:style-name="P2"/>
      <text:p text:style-name="P2">Input data given with the offline project file was used to create these results discussed below.</text:p>
      <text:p text:style-name="P2"/>
      <text:p text:style-name="Standard"><text:span text:style-name="T1">DVR</text:span> with split-horizon and forced update <text:span text:style-name="T1">experiment:</text:span></text:p>
      <text:p text:style-name="P3">A client having gateway at router 4 sending 20 clients randomly</text:p>
      <text:p text:style-name="Standard"><text:span text:style-name="T1">Inactive Router:</text:span> 3 10 14 15</text:p>
      <text:p text:style-name="Standard">total packet sent: 100</text:p>
      <text:p text:style-name="Standard">Total packet drop: 36</text:p>
      <text:p text:style-name="Standard">Average hop: 1.515625</text:p>
      <text:p text:style-name="Standard"/>
      <text:p text:style-name="Standard"><text:span text:style-name="T1">O</text:span>bservation<text:span text:style-name="T1">s</text:span>: As 4 of 15 router is off here that is around 26.67% so we can safely assume that </text:p>
      <text:p text:style-name="Standard">around 30% packets were directed towards those gateway router. so only 6% packets were</text:p>
      <text:p text:style-name="Standard">affected for not having updated routing table. So it proves <text:span text:style-name="T1">DVR</text:span> with split-horizon and forced</text:p>
      <text:p text:style-name="Standard">update reacts with network change in a good manner.</text:p>
      <text:p text:style-name="Standard"/>
      <text:p text:style-name="Standard"/>
      <text:p text:style-name="Standard"><text:span text:style-name="T1">S</text:span>imple <text:span text:style-name="T1">DVR experiment:</text:span></text:p>
      <text:p text:style-name="P3">A client having gateway at router 13 sending 23 clients randomly</text:p>
      <text:p text:style-name="P3"><text:span text:style-name="T1">Inactive Router:</text:span> 3 8 10 11</text:p>
      <text:p text:style-name="Standard">total packet sent: 100</text:p>
      <text:p text:style-name="Standard">Total packet drop: 66</text:p>
      <text:p text:style-name="Standard">Average hop: 1.0588235294117647</text:p>
      <text:p text:style-name="Standard"/>
      <text:p text:style-name="Standard"><text:span text:style-name="T1">O</text:span>bservation<text:span text:style-name="T1">s</text:span>: In this experiment we can see 4 routers are off like before. so dropping 30% packet</text:p>
      <text:p text:style-name="Standard">would be close to ideal. But in this case though it had 23 clients it droped 66% packet which is</text:p>
      <text:p text:style-name="Standard">way far from the advanced DVR algorithm that we used <text:span text:style-name="T1">earliar</text:span>. Moreover while doing this experiment multiple times <text:span text:style-name="T1">simpleDVR</text:span> function was invoked by routers to update their table which wasn't the case for DVR with split horizon forced update. So not only simpleDVR funciton is worse from the packet drop perspective by a <text:span text:style-name="T1">huge</text:span> margin but also it calls <text:span text:style-name="T1">DVR</text:span> routine more often than it counter parts which</text:p>
      <text:p text:style-name="Standard">can introduce significant latency into the network.</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4T11:08:56.672526082</meta:creation-date>
    <dc:date>2020-11-04T11:17:23.771623199</dc:date>
    <meta:editing-duration>PT8M28S</meta:editing-duration>
    <meta:editing-cycles>1</meta:editing-cycles>
    <meta:document-statistic meta:table-count="0" meta:image-count="0" meta:object-count="0" meta:page-count="1" meta:paragraph-count="24" meta:word-count="263" meta:character-count="1533" meta:non-whitespace-character-count="1291"/>
    <meta:generator>LibreOffice/6.4.5.2$Linux_X86_64 LibreOffice_project/40$Build-2</meta:generator>
  </office:meta>
</office:document-meta>
</file>